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none" style:text-line-through-type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3]; &quot;Yes&quot;)"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3])"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828571428571429" calcext:value-type="percentage">
            <text:p>83%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10-23" calcext:value-type="date">
            <text:p>23/10/14</text:p>
          </table:table-cell>
          <table:table-cell/>
          <table:table-cell office:value-type="string" calcext:value-type="string">
            <text:p>Added Hibernate configuration, but left H2 enabled until production-read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project</text:p>
          </table:table-cell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List project resources in a list/tree format</text:p>
          </table:table-cell>
          <table:table-cell office:value-type="string" calcext:value-type="string">
            <text:p>Currently display the root resources for a project, the resourceDetail views show the hierarchy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4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style-name="ce9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10-21" calcext:value-type="date">
            <text:p>2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/>
          <table:table-cell table:formula="of:=IF([.E4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29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3]=100;&quot;Yes&quot;;&quot;No&quot;)" office:value-type="string" office:string-value="Yes" calcext:value-type="string">
            <text:p>Yes</text:p>
          </table:table-cell>
          <table:table-cell office:value-type="date" office:date-value="2014-10-21" calcext:value-type="date">
            <text:p>21/10/14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E46]=100;&quot;Yes&quot;;&quot;No&quot;)" office:value-type="string" office:string-value="No" calcext:value-type="string">
            <text:p>No</text:p>
          </table:table-cell>
          <table:table-cell table:style-name="ce9" table:number-columns-repeated="2"/>
          <table:table-cell table:style-name="ce10" office:value-type="string" calcext:value-type="string">
            <text:p>Removed from scope</text:p>
          </table:table-cell>
          <table:table-cell table:style-name="ce9"/>
          <table:table-cell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9.004cm" svg:x="0.111cm" svg:y="15.114cm">
            <draw:object draw:notify-on-update-of-ranges="Summary.A30:Summary.A32 Summary.B29:Summary.B29 Summary.B30:Summary.B32 Summary.C29:Summary.C29 Summary.C30:Summary.C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6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6" calcext:value-type="float">
            <text:p>6</text:p>
          </table:table-cell>
          <table:table-cell table:number-columns-repeated="2"/>
          <table:table-cell table:style-name="ce11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8] / [.B17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 table:number-rows-repeated="8">
          <table:table-cell table:number-columns-repeated="5"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Number of tasks</text:p>
          </table:table-cell>
          <table:table-cell office:value-type="string" calcext:value-type="string">
            <text:p>Percentage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table:formula="of:=[.B18]" office:value-type="float" office:value="29" calcext:value-type="float">
            <text:p>29</text:p>
          </table:table-cell>
          <table:table-cell table:formula="of:=[.B19]" office:value-type="float" office:value="6" calcext:value-type="float">
            <text:p>6</text:p>
          </table:table-cell>
          <table:table-cell table:formula="of:=[.B17]" office:value-type="float" office:value="35" calcext:value-type="float">
            <text:p>35</text:p>
          </table:table-cell>
          <table:table-cell table:style-name="ce12" table:formula="of:=[.B20]" office:value-type="percentage" office:value="0.828571428571429" calcext:value-type="percentage">
            <text:p>82.86%</text:p>
          </table:table-cell>
        </table:table-row>
        <table:table-row table:style-name="ro2">
          <table:table-cell office:value-type="string" calcext:value-type="string">
            <text:p>Sprint 2</text:p>
          </table:table-cell>
          <table:table-cell table:formula="of:=[.B12]" office:value-type="float" office:value="55" calcext:value-type="float">
            <text:p>55</text:p>
          </table:table-cell>
          <table:table-cell table:formula="of:=[.B13]" office:value-type="float" office:value="16" calcext:value-type="float">
            <text:p>16</text:p>
          </table:table-cell>
          <table:table-cell table:formula="of:=[.B11]" office:value-type="float" office:value="71" calcext:value-type="float">
            <text:p>71</text:p>
          </table:table-cell>
          <table:table-cell table:style-name="ce12" table:formula="of:=[.B14]" office:value-type="percentage" office:value="0.774647887323944" calcext:value-type="percentage">
            <text:p>77.46%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table:formula="of:=[.B6]" office:value-type="float" office:value="29" calcext:value-type="float">
            <text:p>29</text:p>
          </table:table-cell>
          <table:table-cell table:formula="of:=[.B7]" office:value-type="float" office:value="6" calcext:value-type="float">
            <text:p>6</text:p>
          </table:table-cell>
          <table:table-cell table:formula="of:=[.B5]" office:value-type="float" office:value="35" calcext:value-type="float">
            <text:p>35</text:p>
          </table:table-cell>
          <table:table-cell table:style-name="ce12" table:formula="of:=[.B8]" office:value-type="percentage" office:value="0.828571428571429" calcext:value-type="percentage">
            <text:p>82.86%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30:.B32])" office:value-type="float" office:value="37.6666666666667" calcext:value-type="float">
            <text:p>37.6666666667</text:p>
          </table:table-cell>
          <table:table-cell table:formula="of:=AVERAGE([.C30:.C32])" office:value-type="float" office:value="9.33333333333333" calcext:value-type="float">
            <text:p>9.3333333333</text:p>
          </table:table-cell>
          <table:table-cell table:formula="of:=AVERAGE([.D30:.D32])" office:value-type="float" office:value="47" calcext:value-type="float">
            <text:p>47</text:p>
          </table:table-cell>
          <table:table-cell table:style-name="ce12" table:formula="of:=AVERAGE([.E30:.E32])" office:value-type="percentage" office:value="0.810596914822267" calcext:value-type="percentage">
            <text:p>81.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2:21:38.689397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23T12:36:08.339439297</dc:date>
    <meta:editing-duration>PT9H42M32S</meta:editing-duration>
    <meta:editing-cycles>40</meta:editing-cycles>
    <meta:generator>LibreOffice/4.2.6.3$Linux_X86_64 LibreOffice_project/420$Build-3</meta:generator>
    <meta:document-statistic meta:table-count="4" meta:cell-count="11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3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3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6.21cm" svg:y="0.316cm" chart:style-name="ch2">
          <text:p>Sprint Completion</text:p>
        </chart:title>
        <chart:legend chart:legend-position="end" svg:x="13.579cm" svg:y="3.954cm" style:legend-expansion="high" chart:style-name="ch3"/>
        <chart:plot-area chart:style-name="ch4" table:cell-range-address="Summary.A30:Summary.C32 Summary.B29:Summary.C29" chart:data-source-has-labels="both" svg:x="1.331cm" svg:y="1.635cm" svg:width="11.608cm" svg:height="6.209cm">
          <chartooo:coordinate-region svg:x="2.773cm" svg:y="1.635cm" svg:width="9.979cm" svg:height="5.562cm"/>
          <chart:axis chart:dimension="x" chart:name="primary-x" chart:style-name="ch5" chartooo:axis-type="auto">
            <chartooo:date-scale/>
            <chart:title svg:x="0.451cm" svg:y="5.312cm" chart:style-name="ch6">
              <text:p>Sprints</text:p>
            </chart:title>
            <chart:categories table:cell-range-address="Summary.A30:Summary.A32"/>
          </chart:axis>
          <chart:axis chart:dimension="y" chart:name="primary-y" chart:style-name="ch7">
            <chart:title svg:x="6.654cm" svg:y="8.024cm" chart:style-name="ch8">
              <text:p>Tasks</text:p>
            </chart:title>
            <chart:grid chart:style-name="ch9" chart:class="major"/>
          </chart:axis>
          <chart:series chart:style-name="ch10" chart:values-cell-range-address="Summary.B30:Summary.B32" chart:label-cell-address="Summary.B29:Summary.B29" chart:class="chart:bar">
            <chart:data-point chart:repeated="3"/>
          </chart:series>
          <chart:series chart:style-name="ch11" chart:values-cell-range-address="Summary.C30:Summary.C32" chart:label-cell-address="Summary.C29:Summary.C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</text:p>
                <draw:g>
                  <svg:desc>Summary.B29:Summary.B29</svg:desc>
                </draw:g>
              </table:table-cell>
              <table:table-cell office:value-type="string">
                <text:p>Incomplete</text:p>
                <draw:g>
                  <svg:desc>Summary.C29:Summary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3</text:p>
                <draw:g>
                  <svg:desc>Summary.A30:Summary.A32</svg:desc>
                </draw:g>
              </table:table-cell>
              <table:table-cell office:value-type="float" office:value="29">
                <text:p>29</text:p>
                <draw:g>
                  <svg:desc>Summary.B30:Summary.B32</svg:desc>
                </draw:g>
              </table:table-cell>
              <table:table-cell office:value-type="float" office:value="6">
                <text:p>6</text:p>
                <draw:g>
                  <svg:desc>Summary.C30:Summary.C32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